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7.6445in"/>
    </style:style>
    <style:style style:name="co3" style:family="table-column">
      <style:table-column-properties fo:break-before="auto" style:column-width="5.5638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8654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ext-properties style:font-name="Liberation Sans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1155cc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1155cc"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21"/>
        <table:table-column table:style-name="co6" table:default-cell-style-name="ce21"/>
        <table:table-column table:style-name="co7" table:number-columns-repeated="1018" table:default-cell-style-name="ce21"/>
        <table:table-row table:style-name="ro1">
          <table:table-cell table:style-name="ce4" office:value-type="string" calcext:value-type="string">
            <text:p>Mod name</text:p>
          </table:table-cell>
          <table:table-cell table:style-name="ce4" office:value-type="string" calcext:value-type="string">
            <text:p>Link to the mod page</text:p>
          </table:table-cell>
          <table:table-cell table:style-name="ce4" office:value-type="string" calcext:value-type="string">
            <text:p>Additional informations</text:p>
          </table:table-cell>
          <table:table-cell table:style-name="ce65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Universal English Localization for Map Mods</text:p>
          </table:table-cell>
          <table:table-cell table:style-name="ce2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2" office:value-type="string" calcext:value-type="string">
            <text:p>You may need TruckyMods account to download the mod</text:p>
          </table:table-cell>
          <table:table-cell table:style-name="ce6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33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53"/>
          <table:table-cell table:style-name="ce68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33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53" office:value-type="string" calcext:value-type="string">
            <text:p>Version must be 1.10, NOT 1.02</text:p>
          </table:table-cell>
          <table:table-cell table:style-name="ce68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Sud de France Map</text:p>
          </table:table-cell>
          <table:table-cell table:style-name="ce33" office:value-type="string" calcext:value-type="string">
            <text:p><text:a xlink:href="https://forum.scssoft.com/viewtopic.php?t=311290" xlink:type="simple">https://forum.scssoft.com/viewtopic.php?t=311290</text:a></text:p>
          </table:table-cell>
          <table:table-cell table:style-name="ce53"/>
          <table: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Paris Rebuild</text:p>
          </table:table-cell>
          <table:table-cell table:style-name="ce35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56"/>
          <table:table-cell table:style-name="ce7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PM261_RM2.44_connect_RusMap_v1.1</text:p>
          </table:table-cell>
          <table:table-cell table:style-name="ce33" office:value-type="string" calcext:value-type="string">
            <text:p><text:span text:style-name="T2"><text:a xlink:href="https://promods.net/viewtopic.php?f=42&amp;t=10186" xlink:type="simple">https://promods.net/viewtopic.php?f=42&amp;t=10186</text:a></text:span></text:p>
          </table:table-cell>
          <table:table-cell table:style-name="ce55" office:value-type="string" calcext:value-type="string">
            <text:p>It says ProMods 2.61 but still supports ProMods 2.62</text:p>
          </table:table-cell>
          <table:table-cell table:style-name="ce68" office:value-type="string" calcext:value-type="string">
            <text:p>ProMods/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RusMap1_44_fix</text:p>
          </table:table-cell>
          <table:table-cell table:style-name="ce33" office:value-type="string" calcext:value-type="string">
            <text:p><text:span text:style-name="T2"><text:a xlink:href="http://truck-sim.club/topic/28837-novosti-proekta-rusmap/page-35#entry705918" xlink:type="simple">http://truck-sim.club/topic/28837-novosti-proekta-rusmap/page-35#entry705918</text:a></text:span></text:p>
          </table:table-cell>
          <table:table-cell table:style-name="ce49"/>
          <table:table-cell table:style-name="ce68" office:value-type="string" calcext:value-type="string">
            <text:p>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RusMap-map</text:p>
          </table:table-cell>
          <table:table-cell table:style-name="ce33" office:value-type="string" calcext:value-type="string" table:number-columns-spanned="1" table:number-rows-spanned="3">
            <text:p><text:span text:style-name="T2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53" table:number-columns-spanned="1" table:number-rows-spanned="3"/>
          <table:table-cell table:style-name="ce68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RusMap-model2</text:p>
          </table:table-cell>
          <table:covered-table-cell table:style-name="ce33"/>
          <table:covered-table-cell table:style-name="ce53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RusMap-model2</text:p>
          </table:table-cell>
          <table:covered-table-cell table:style-name="ce33"/>
          <table:covered-table-cell table:style-name="ce53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Macedonia Rework Definitions (ST)</text:p>
          </table:table-cell>
          <table:table-cell table:style-name="ce37" office:value-type="string" calcext:value-type="string" table:number-columns-spanned="1" table:number-rows-spanned="3">
            <text:p><text:span text:style-name="T3"><text:a xlink:href="https://www.promods.net/viewtopic.php?t=30347" xlink:type="simple">https://www.promods.net/viewtopic.php?t=30347</text:a></text:span></text:p>
          </table:table-cell>
          <table:table-cell table:style-name="ce60" office:value-type="string" calcext:value-type="string" table:number-columns-spanned="1" table:number-rows-spanned="3">
            <text:p><text:span text:style-name="T3">If you have Special Transport DLC installed</text:span></text:p>
            <text:p><text:span text:style-name="T3">You should install macedonia_rework_def_st!</text:span></text:p>
          </table:table-cell>
          <table:table-cell table:style-name="ce73" office:value-type="string" calcext:value-type="string" table:number-columns-spanned="1" table:number-rows-spanned="3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Macedonia Rework Map</text:p>
          </table:table-cell>
          <table:covered-table-cell table:number-columns-repeated="2" table:style-name="ce37"/>
          <table:covered-table-cell table:style-name="ce7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Macedonia Rework Materials &amp; Assets</text:p>
          </table:table-cell>
          <table:covered-table-cell table:number-columns-repeated="2" table:style-name="ce37"/>
          <table:covered-table-cell table:style-name="ce7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Derry to Larne Road</text:p>
          </table:table-cell>
          <table:table-cell table:style-name="ce37" office:value-type="string" calcext:value-type="string">
            <text:p><text:span text:style-name="T3"><text:a xlink:href="https://truckymods.io/euro-truck-simulator-2/maps/derry-to-larne-road" xlink:type="simple">https://truckymods.io/euro-truck-simulator-2/maps/derry-to-larne-road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3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Viva Malta</text:p>
          </table:table-cell>
          <table:table-cell table:style-name="ce36" office:value-type="string" calcext:value-type="string">
            <text:p><text:span text:style-name="T3"><text:a xlink:href="https://www.promods.net/viewtopic.php?f=42&amp;t=37623" xlink:type="simple">https://www.promods.net/viewtopic.php?f=42&amp;t=37623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Ireland Map (Promods Add-On Mod)</text:p>
          </table:table-cell>
          <table:table-cell table:style-name="ce37" office:value-type="string" calcext:value-type="string">
            <text:p><text:span text:style-name="T3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Finnmark – Saltfjellet</text:p>
          </table:table-cell>
          <table:table-cell table:style-name="ce39" office:value-type="string" calcext:value-type="string">
            <text:p><text:span text:style-name="T4"><text:a xlink:href="https://promods.net/viewtopic.php?t=37501" xlink:type="simple">https://promods.net/viewtopic.php?t=37501</text:a></text:span></text:p>
          </table:table-cell>
          <table:table-cell table:style-name="ce60"/>
          <table:table-cell table:style-name="ce7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Itarevamp</text:p>
          </table:table-cell>
          <table:table-cell table:style-name="ce39" office:value-type="string" calcext:value-type="string">
            <text:p><text:span text:style-name="T4"><text:a xlink:href="https://forum.scssoft.com/viewtopic.php?t=308739" xlink:type="simple">https://forum.scssoft.com/viewtopic.php?t=308739</text:a></text:span></text:p>
          </table:table-cell>
          <table:table-cell table:style-name="ce37"/>
          <table:table-cell table:style-name="ce7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1" office:value-type="string" calcext:value-type="string">
            <text:p>BG+</text:p>
          </table:table-cell>
          <table:table-cell table:style-name="ce39" office:value-type="string" calcext:value-type="string">
            <text:p><text:span text:style-name="T2"><text:a xlink:href="https://truckymods.io/euro-truck-simulator-2/maps/bg-v09-144" xlink:type="simple">https://truckymods.io/euro-truck-simulator-2/maps/bg-v09-144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Maghrev Map Def</text:p>
          </table:table-cell>
          <table:table-cell table:style-name="ce41" office:value-type="string" calcext:value-type="string" table:number-columns-spanned="1" table:number-rows-spanned="5">
            <text:p><text:span text:style-name="T5"><text:a xlink:href="https://www.promods.net/viewtopic.php?t=28280" xlink:type="simple">https://www.promods.net/viewtopic.php?t=28280</text:a></text:span></text:p>
          </table:table-cell>
          <table:table-cell table:style-name="ce53" office:value-type="string" calcext:value-type="string" table:number-columns-spanned="1" table:number-rows-spanned="5">
            <text:p>Please redownload MaghrebMap model1</text:p>
            <text:p>if you downloaded before Jun 23, 2022!</text:p>
          </table:table-cell>
          <table:table-cell table:style-name="ce75" table:number-columns-spanned="1" table:number-rows-spanned="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Maghrev Map Map</text:p>
          </table:table-cell>
          <table:covered-table-cell table:style-name="ce33"/>
          <table:covered-table-cell table:style-name="ce53"/>
          <table:covered-table-cell table:style-name="ce7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Maghrev Map Model 1</text:p>
          </table:table-cell>
          <table:covered-table-cell table:style-name="ce33"/>
          <table:covered-table-cell table:style-name="ce53"/>
          <table:covered-table-cell table:style-name="ce7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Maghrev Map Model 2</text:p>
          </table:table-cell>
          <table:covered-table-cell table:style-name="ce33"/>
          <table:covered-table-cell table:style-name="ce53"/>
          <table:covered-table-cell table:style-name="ce7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Maghrev Map Model 3</text:p>
          </table:table-cell>
          <table:covered-table-cell table:style-name="ce33"/>
          <table:covered-table-cell table:style-name="ce53"/>
          <table:covered-table-cell table:style-name="ce7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Trigger Fixer Promods</text:p>
          </table:table-cell>
          <table:table-cell table:style-name="ce36" office:value-type="string" calcext:value-type="string">
            <text:p><text:span text:style-name="T6"><text:a xlink:href="https://truckymods.io/euro-truck-simulator-2/map-patches/gmc-trigger-patch-fixer" xlink:type="simple">https://truckymods.io/euro-truck-simulator-2/map-patches/gmc-trigger-patch-fixer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3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Israel-Lebanon Open Borders</text:p>
          </table:table-cell>
          <table:table-cell table:style-name="ce36" office:value-type="string" calcext:value-type="string">
            <text:p><text:span text:style-name="T7"><text:a xlink:href="https://truckymods.io/euro-truck-simulator-2/map-patches/israel-lebanon-open-border" xlink:type="simple">https://truckymods.io/euro-truck-simulator-2/map-patches/israel-lebanon-open-border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3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iddle-East Add-on (Def &amp; Map Package)</text:p>
          </table:table-cell>
          <table:table-cell table:style-name="ce39" office:value-type="string" calcext:value-type="string" table:number-columns-spanned="1" table:number-rows-spanned="2">
            <text:p><text:span text:style-name="T4"><text:a xlink:href="https://www.promods.net/setup.php?game=me" xlink:type="simple">https://www.promods.net/setup.php?game=me</text:a></text:span></text:p>
          </table:table-cell>
          <table:table-cell table:style-name="ce60" office:value-type="string" calcext:value-type="string" table:number-columns-spanned="1" table:number-rows-spanned="2">
            <text:p>You need ProMods account to download</text:p>
          </table:table-cell>
          <table:table-cell table:style-name="ce73" office:value-type="string" calcext:value-type="string" table:number-columns-spanned="1" table:number-rows-spanned="2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iddle-East Add-on (Assets Package)</text:p>
          </table:table-cell>
          <table:covered-table-cell table:number-columns-repeated="2" table:style-name="ce37"/>
          <table:covered-table-cell table:style-name="ce7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Definition Package</text:p>
          </table:table-cell>
          <table:table-cell table:style-name="ce33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53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75" table:number-columns-spanned="1" table:number-rows-spanned="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ap Package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odels Package 1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odels Package 2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odels Package 3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edia Package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Assets Package</text:p>
          </table:table-cell>
          <table:covered-table-cell table:number-columns-repeated="2" table:style-name="ce25"/>
          <table:covered-table-cell table:style-name="ce6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RusMap-def</text:p>
          </table:table-cell>
          <table:table-cell table:style-name="ce40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1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Southern Region English City Names</text:p>
          </table:table-cell>
          <table:table-cell table:style-name="ce41" office:value-type="string" calcext:value-type="string">
            <text:p><text:span text:style-name="T6"><text:a xlink:href="https://truckymods.io/euro-truck-simulator-2/map-patches/southern-region-english-city-names" xlink:type="simple">https://truckymods.io/euro-truck-simulator-2/map-patches/southern-region-english-city-names</text:a></text:span></text:p>
          </table:table-cell>
          <table:table-cell table:style-name="ce53"/>
          <table:table-cell table:style-name="ce7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SRmap [Def and Map]144</text:p>
          </table:table-cell>
          <table:table-cell table:style-name="ce41" office:value-type="string" calcext:value-type="string">
            <text:p><text:span text:style-name="T6"><text:a xlink:href="https://roextended.ro/forum/viewtopic.php?p=52359#p52359" xlink:type="simple">https://roextended.ro/forum/viewtopic.php?p=52359#p52359</text:a></text:span></text:p>
          </table:table-cell>
          <table:table-cell table:style-name="ce53"/>
          <table:table-cell table:style-name="ce75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SRmap [Model1]</text:p>
          </table:table-cell>
          <table:table-cell table:style-name="ce41" office:value-type="string" calcext:value-type="string" table:number-columns-spanned="1" table:number-rows-spanned="2">
            <text:p><text:span text:style-name="T6"><text:a xlink:href="https://promods.net/viewtopic.php?f=42&amp;t=13222" xlink:type="simple">https://promods.net/viewtopic.php?f=42&amp;t=13222</text:a></text:span></text:p>
          </table:table-cell>
          <table:table-cell table:style-name="ce53"/>
          <table:table-cell table:style-name="ce75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SRmap [Model2]</text:p>
          </table:table-cell>
          <table:covered-table-cell table:style-name="ce33"/>
          <table:table-cell table:style-name="ce53"/>
          <table:table-cell table:style-name="ce7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SibirMap Train Connection Removed</text:p>
          </table:table-cell>
          <table:table-cell table:style-name="ce33" office:value-type="string" calcext:value-type="string">
            <text:p><text:a xlink:href="https://truckymods.io/euro-truck-simulator-2/map-patches/sibirmap-train-connection-removed" xlink:type="simple">https://truckymods.io/euro-truck-simulator-2/map-patches/sibirmap-train-connection-removed</text:a></text:p>
          </table:table-cell>
          <table:table-cell table:style-name="ce53" office:value-type="string" calcext:value-type="string">
            <text:p>You may need TruckyMods account to download the mod</text:p>
          </table:table-cell>
          <table:table-cell table:style-name="ce75" office:value-type="string" calcext:value-type="string">
            <text:p>SibirMap</text:p>
          </table:table-cell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ibirMap 2 Caps Fix</text:p>
          </table:table-cell>
          <table:table-cell table:style-name="ce37" office:value-type="string" calcext:value-type="string">
            <text:p><text:a xlink:href="https://truckymods.io/euro-truck-simulator-2/map-patches/sibirmap-2-caps-fix" xlink:type="simple">https://truckymods.io/euro-truck-simulator-2/map-patches/sibirmap-2-caps-fix</text:a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37" office:value-type="string" calcext:value-type="string">
            <text:p>SibirMap</text:p>
          </table:table-cell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ibirMap 2 Map&amp;Def</text:p>
          </table:table-cell>
          <table:table-cell table:style-name="ce37" office:value-type="string" calcext:value-type="string" table:number-columns-spanned="1" table:number-rows-spanned="2">
            <text:p><text:a xlink:href="https://forum.scssoft.com/viewtopic.php?t=294703" xlink:type="simple">https://forum.scssoft.com/viewtopic.php?t=294703</text:a>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ibirMap 2 ModelFile</text:p>
          </table:table-cell>
          <table:covered-table-cell table:number-columns-repeated="3" table:style-name="ce37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24" office:value-type="string" calcext:value-type="string">
            <text:p>The Great Steppe English City Names</text:p>
          </table:table-cell>
          <table:table-cell table:style-name="ce46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9" office:value-type="string" calcext:value-type="string">
            <text:p>You may need TruckyMods account to download the mod</text:p>
          </table:table-cell>
          <table:table-cell table:style-name="ce82" office:value-type="string" calcext:value-type="string">
            <text:p>Great Steppe</text:p>
          </table:table-cell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26" office:value-type="string" calcext:value-type="string">
            <text:p>The Great Steppe - def</text:p>
          </table:table-cell>
          <table:table-cell table:style-name="ce33" office:value-type="string" calcext:value-type="string" table:number-columns-spanned="1" table:number-rows-spanned="3">
            <text:p><text:span text:style-name="T2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3" office:value-type="string" calcext:value-type="string" table:number-columns-spanned="1" table:number-rows-spanned="3">
            <text:p><text:span text:style-name="T8">Replaced with unofficial fix version</text:span></text:p>
            <text:p><text:span text:style-name="T8">You don't need to install model2 if RusMap is installed</text:span></text:p>
          </table:table-cell>
          <table:table-cell table:style-name="ce83" table:number-columns-spanned="1" table:number-rows-spanned="3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27" office:value-type="string" calcext:value-type="string">
            <text:p>The Great Steppe - map</text:p>
          </table:table-cell>
          <table:covered-table-cell table:number-columns-repeated="3" table:style-name="ce4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7" office:value-type="string" calcext:value-type="string">
            <text:p>The Great Steppe - model</text:p>
          </table:table-cell>
          <table:covered-table-cell table:number-columns-repeated="3" table:style-name="ce2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7" office:value-type="string" calcext:value-type="string">
            <text:p>Java Road Revolution (JRR) Def &amp; Map</text:p>
          </table:table-cell>
          <table:table-cell table:style-name="ce51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10" table:number-columns-spanned="1" table:number-rows-spanned="3"/>
          <table:table-cell table:style-name="ce84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7" office:value-type="string" calcext:value-type="string">
            <text:p>Java Road Revolution (JRR) Assets &amp; Models 1</text:p>
          </table:table-cell>
          <table:covered-table-cell table:number-columns-repeated="3" table:style-name="ce4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7" office:value-type="string" calcext:value-type="string">
            <text:p>Java Road Revolution (JRR) Assets &amp; Models 2</text:p>
          </table:table-cell>
          <table:covered-table-cell table:number-columns-repeated="3" table:style-name="ce25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29" office:value-type="string" calcext:value-type="string" table:number-columns-spanned="2" table:number-rows-spanned="1">
            <text:p><text:span text:style-name="T1">Starlight Adventurer’s Combo Extended 2 (Pseudo Paradise</text:span>)</text:p>
          </table:table-cell>
          <table:covered-table-cell table:style-name="ce48"/>
          <table:table-cell table:style-name="ce61" office:value-type="string" calcext:value-type="string" table:number-columns-spanned="2" table:number-rows-spanned="1">
            <text:p>Last updated on Aug 9, 2022 (v2.0-hotfix1)</text:p>
          </table:table-cell>
          <table:covered-table-cell table:style-name="ce70"/>
          <table:table-cell table:number-columns-repeated="1018"/>
          <table:table-cell table:style-name="Default" table:number-columns-repeated="2"/>
        </table:table-row>
        <table:table-row table:style-name="ro1" table:number-rows-repeated="27">
          <table:table-cell table:style-name="ce30" table:number-columns-repeated="4"/>
          <table:table-cell table:number-columns-repeated="1018"/>
          <table:table-cell table:style-name="Default" table:number-columns-repeated="2"/>
        </table:table-row>
        <table:table-row table:style-name="ro1" table:number-rows-repeated="92">
          <table:table-cell table:style-name="ce30" table:number-columns-repeated="4"/>
          <table:table-cell table:style-name="ce19"/>
          <table:table-cell table:number-columns-repeated="1019"/>
        </table:table-row>
        <table:table-row table:style-name="ro4">
          <table:table-cell table:style-name="ce30" table:number-columns-repeated="4"/>
          <table:table-cell table:style-name="ce19"/>
          <table:table-cell table:number-columns-repeated="1019"/>
        </table:table-row>
        <table:table-row table:style-name="ro5" table:number-rows-repeated="5">
          <table:table-cell table:style-name="ce30" table:number-columns-repeated="4"/>
          <table:table-cell table:style-name="ce19"/>
          <table:table-cell table:number-columns-repeated="1019"/>
        </table:table-row>
        <table:table-row table:style-name="ro6">
          <table:table-cell table:style-name="ce30" table:number-columns-repeated="4"/>
          <table:table-cell table:style-name="ce19"/>
          <table:table-cell table:number-columns-repeated="1019"/>
        </table:table-row>
        <table:table-row table:style-name="ro1" table:number-rows-repeated="2">
          <table:table-cell table:style-name="ce30" table:number-columns-repeated="4"/>
          <table:table-cell table:style-name="ce19"/>
          <table:table-cell table:number-columns-repeated="1019"/>
        </table:table-row>
        <table:table-row table:style-name="ro7" table:number-rows-repeated="3">
          <table:table-cell table:style-name="ce30" table:number-columns-repeated="4"/>
          <table:table-cell table:style-name="ce19"/>
          <table:table-cell table:number-columns-repeated="1019"/>
        </table:table-row>
        <table:table-row table:style-name="ro1" table:number-rows-repeated="3">
          <table:table-cell table:style-name="ce30" table:number-columns-repeated="4"/>
          <table:table-cell table:style-name="ce19"/>
          <table:table-cell table:number-columns-repeated="1019"/>
        </table:table-row>
        <table:table-row table:style-name="ro8">
          <table:table-cell table:style-name="ce30" table:number-columns-repeated="4"/>
          <table:table-cell table:style-name="ce19"/>
          <table:table-cell table:number-columns-repeated="1019"/>
        </table:table-row>
        <table:table-row table:style-name="ro1" table:number-rows-repeated="18">
          <table:table-cell table:style-name="ce30" table:number-columns-repeated="4"/>
          <table:table-cell table:style-name="ce19"/>
          <table:table-cell table:number-columns-repeated="1019"/>
        </table:table-row>
        <table:table-row table:style-name="ro1" table:number-rows-repeated="27">
          <table:table-cell table:style-name="ce31" table:number-columns-repeated="4"/>
          <table:table-cell table:style-name="ce19"/>
          <table:table-cell table:number-columns-repeated="1019"/>
        </table:table-row>
        <table:table-row table:style-name="ro1" table:number-rows-repeated="104">
          <table:table-cell table:style-name="ce31" table:number-columns-repeated="4"/>
          <table:table-cell table:style-name="ce20"/>
          <table:table-cell table:number-columns-repeated="1019"/>
        </table:table-row>
        <table:table-row table:style-name="ro1" table:number-rows-repeated="27">
          <table:table-cell table:number-columns-repeated="4"/>
          <table:table-cell table:style-name="ce20"/>
          <table:table-cell table:number-columns-repeated="1019"/>
        </table:table-row>
        <table:table-row table:style-name="ro9" table:number-rows-repeated="108">
          <table:table-cell table:number-columns-repeated="1024"/>
        </table:table-row>
        <table:table-row table:style-name="ro10" table:number-rows-repeated="104810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8-09T20:00:46.180000000</dc:date>
    <meta:editing-duration>PT14H12M19S</meta:editing-duration>
    <meta:editing-cycles>40</meta:editing-cycles>
    <meta:document-statistic meta:table-count="1" meta:cell-count="119" meta:object-count="0"/>
  </office:meta>
</office:document-meta>
</file>